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3.878cm" fo:min-width="10.61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6.68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221cm" fo:min-width="6.46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2cm" fo:min-width="6.345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3cm" fo:min-width="5.47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2cm" fo:min-width="6.028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52cm" svg:stroke-color="#5983b0" draw:marker-start-width="0.432cm" draw:marker-end="Arrowheads_20_7" draw:marker-end-width="0.533cm" draw:fill="none" draw:textarea-vertical-align="middle" fo:padding-top="0.201cm" fo:padding-bottom="0.201cm" fo:padding-left="0.326cm" fo:padding-right="0.326cm" loext:decorative="false"/>
    </style:style>
    <style:style style:name="gr9" style:family="graphic" style:parent-style-name="objectwithoutfill">
      <style:graphic-properties svg:stroke-width="0.152cm" svg:stroke-color="#5983b0" draw:marker-start-width="0.432cm" draw:marker-end="Arrowheads_20_8" draw:marker-end-width="0.533cm" draw:fill="none" draw:textarea-vertical-align="middle" fo:padding-top="0.201cm" fo:padding-bottom="0.201cm" fo:padding-left="0.326cm" fo:padding-right="0.326cm" loext:decorative="false"/>
    </style:style>
    <style:style style:name="gr10" style:family="graphic" style:parent-style-name="objectwithoutfill">
      <style:graphic-properties svg:stroke-width="0.152cm" svg:stroke-color="#5983b0" draw:marker-start-width="0.432cm" draw:marker-end="Arrowheads_20_10" draw:marker-end-width="0.533cm" draw:fill="none" draw:textarea-vertical-align="middle" fo:padding-top="0.201cm" fo:padding-bottom="0.201cm" fo:padding-left="0.326cm" fo:padding-right="0.326cm" loext:decorative="false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withoutfill">
      <style:graphic-properties svg:stroke-width="0.152cm" svg:stroke-color="#5983b0" draw:marker-start-width="0.432cm" draw:marker-end="Arrowheads_20_11" draw:marker-end-width="0.533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standard">
      <style:graphic-properties draw:stroke="dash" draw:stroke-dash="Dash" svg:stroke-width="0.254cm" svg:stroke-color="#77bc65" draw:marker-start="Circle" draw:marker-start-width="0.483cm" draw:marker-end="Arrowheads_20_13" draw:marker-end-width="0.483cm" svg:stroke-linecap="butt" draw:textarea-vertical-align="middle" fo:padding-top="0.188cm" fo:padding-bottom="0.188cm" fo:padding-left="0.313cm" fo:padding-right="0.313cm" loext:decorative="false"/>
    </style:style>
    <style:style style:name="gr14" style:family="graphic" style:parent-style-name="standard">
      <style:graphic-properties draw:stroke="dash" draw:stroke-dash="Dot" svg:stroke-color="#ff6d6d" draw:marker-start="Arrow" draw:marker-start-width="0.3cm" draw:marker-end="Arrow" draw:marker-end-width="0.3cm" draw:textarea-vertical-align="middle" loext:decorative="false"/>
    </style:style>
    <style:style style:name="gr15" style:family="graphic" style:parent-style-name="standard">
      <style:graphic-properties draw:stroke="dash" draw:stroke-dash="Dot" svg:stroke-width="0.254cm" svg:stroke-color="#ff6d6d" draw:marker-start="Arrow" draw:marker-start-width="0.483cm" draw:marker-end="Arrow" draw:marker-end-width="0.483cm" draw:textarea-vertical-align="middle" fo:padding-top="0.188cm" fo:padding-bottom="0.188cm" fo:padding-left="0.313cm" fo:padding-right="0.313cm" loext:decorative="false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4.841cm" style:use-optimal-column-width="false"/>
    </style:style>
    <style:style style:name="co3" style:family="table-column">
      <style:table-column-properties style:column-width="2.811cm" style:use-optimal-column-width="false"/>
    </style:style>
    <style:style style:name="co4" style:family="table-column">
      <style:table-column-properties style:column-width="6.884cm" style:use-optimal-column-width="false"/>
    </style:style>
    <style:style style:name="ro1" style:family="table-row">
      <style:table-row-properties style:row-height="1.389cm" style:use-optimal-row-height="false"/>
    </style:style>
    <style:style style:name="ro2" style:family="table-row">
      <style:table-row-properties style:row-height="1.403cm" style:use-optimal-row-height="false"/>
    </style:style>
    <style:style style:name="ro3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border="none"/>
    </style:style>
    <style:style style:name="ce4" style:family="table-cell">
      <style:paragraph-properties fo:border="none"/>
      <style:text-properties fo:font-style="italic" style:font-style-asian="italic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line-height="150%" fo:text-align="center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line-height="150%" fo:text-align="center" style:writing-mode="lr-tb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loext:opacity="0%" style:font-name="Liberation Sans" fo:font-size="18pt" fo:font-style="italic" style:letter-kerning="true" style:font-name-asian="Noto Sans CJK SC" style:font-size-asian="18pt" style:font-style-asian="italic" style:font-name-complex="Droid Sans Devanagari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1.112cm" svg:height="4.128cm" svg:x="9.255cm" svg:y="8.937cm">
          <text:p text:style-name="P1"><text:span text:style-name="T1">Duration of consonant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3.81cm" svg:x="1cm" svg:y="3.857cm">
          <text:p text:style-name="P1">Variation per </text:p>
          <text:p text:style-name="P1">speakers </text:p>
          <text:p text:style-name="P1">of all languages</text:p>
          <text:p text:style-name="P4"><text:span text:style-name="T3">Prior: 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843cm" svg:height="3.493cm" svg:x="0.999cm" svg:y="14.97cm">
          <text:p text:style-name="P1">Variation per </text:p>
          <text:p text:style-name="P1">sound classes </text:p>
          <text:p text:style-name="P1">of all languages</text:p>
          <text:p text:style-name="P5"><text:span text:style-name="T4">Prior: </text:span><text:span text:style-name="T3">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xml:id="id4" draw:id="id4" draw:layer="layout" draw:type="line" svg:x1="20.367cm" svg:y1="11.001cm" svg:x2="20.367cm" svg:y2="11.001cm" draw:start-shape="id1" draw:start-glue-point="1" draw:end-shape="id1" svg:d="M20367 11001z" svg:viewBox="0 0 1 1">
          <text:p/>
        </draw:connector>
        <draw:custom-shape draw:style-name="gr5" draw:text-style-name="P7" draw:layer="layout" svg:width="6.985cm" svg:height="2.222cm" svg:x="21.715cm" svg:y="3.857cm">
          <text:p text:style-name="P4">Word form frequency</text:p>
          <text:p text:style-name="P4"><text:span text:style-name="T3">Prior: Normal <text:s/>(0, 0.3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6.11cm" svg:height="2.223cm" svg:x="12.43cm" svg:y="3.857cm">
          <text:p text:style-name="P4">Local speech rate</text:p>
          <text:p text:style-name="P5"><text:span text:style-name="T3">Prior: Normal (0, 0.3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6.668cm" svg:height="2.222cm" svg:x="21.955cm" svg:y="9.89cm">
          <text:p text:style-name="P4">Phones per word</text:p>
          <text:p text:style-name="P5"><text:span text:style-name="T3">Prior: Normal (0, 0.3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485cm" svg:y1="6.08cm" svg:x2="15.483cm" svg:y2="8.69cm" draw:start-shape="id2" svg:d="M15485 6080l-2 2610" svg:viewBox="0 0 3 2611">
          <text:p/>
        </draw:connector>
        <draw:connector draw:style-name="gr9" draw:text-style-name="P6" draw:layer="layout" draw:type="line" svg:x1="21.776cm" svg:y1="6.162cm" svg:x2="20.407cm" svg:y2="8.716cm" svg:d="M21776 6162l-1369 2554" svg:viewBox="0 0 1370 2555">
          <text:p/>
        </draw:connector>
        <draw:connector draw:style-name="gr10" draw:text-style-name="P6" draw:layer="layout" draw:type="line" svg:x1="21.955cm" svg:y1="11.001cm" svg:x2="20.367cm" svg:y2="11.001cm" draw:start-shape="id3" draw:start-glue-point="3" draw:end-shape="id4" draw:end-glue-point="0" svg:d="M21955 11001h-1588" svg:viewBox="0 0 1589 1">
          <text:p/>
        </draw:connector>
        <draw:frame draw:style-name="gr11" draw:layer="layout" svg:width="9.682cm" svg:height="4.194cm" svg:x="18.548cm" svg:y="14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/>Varying effects</text:p>
              </table:table-cell>
              <table:table-cell table:style-name="bg-none"/>
            </table:table-row>
            <table:table-row table:style-name="ro2">
              <table:table-cell table:style-name="ce2">
                <text:p text:style-name="P2"><text:s/>Fixed effects</text:p>
              </table:table-cell>
              <table:table-cell table:style-name="bg-none"/>
            </table:table-row>
            <table:table-row table:style-name="ro2">
              <table:table-cell table:style-name="ce2">
                <text:p><text:s/>Correlation</text:p>
              </table:table-cell>
              <table:table-cell table:style-name="bg-none"/>
            </table:table-row>
          </table:table>
          <draw:image xlink:href="Pictures/TablePreview1.svm" xlink:type="simple" xlink:show="embed" xlink:actuate="onLoad"/>
        </draw:frame>
        <draw:line draw:style-name="gr12" draw:text-style-name="P6" draw:layer="layout" svg:x1="23.86cm" svg:y1="16.557cm" svg:x2="27.67cm" svg:y2="16.557cm">
          <text:p/>
        </draw:line>
        <draw:frame draw:style-name="gr11" draw:layer="layout" svg:width="9.694cm" svg:height="2.735cm" svg:x="10.355cm" svg:y="10.0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>Intercept</text:p>
              </table:table-cell>
              <table:table-cell table:style-name="ce4">
                <text:p text:style-name="P8"><text:span text:style-name="T5">log-normal (Mu, Sigma)</text:span></text:p>
              </table:table-cell>
            </table:table-row>
            <table:table-row table:style-name="ro3">
              <table:table-cell table:style-name="ce3">
                <text:p>Mu</text:p>
              </table:table-cell>
              <table:table-cell table:style-name="ce4">
                <text:p text:style-name="P8"><text:span text:style-name="T6">Normal (</text:span><text:span text:style-name="T5">4.4, 0.2)</text:span></text:p>
              </table:table-cell>
            </table:table-row>
            <table:table-row table:style-name="ro3">
              <table:table-cell table:style-name="ce3">
                <text:p>Sigma</text:p>
              </table:table-cell>
              <table:table-cell table:style-name="ce4">
                <text:p text:style-name="P8"><text:span text:style-name="T5">Exp (12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" draw:text-style-name="P1" draw:layer="layout" svg:x1="6.08cm" svg:y1="14.97cm" svg:x2="8.937cm" svg:y2="11.16cm">
          <text:p/>
        </draw:line>
        <draw:line draw:style-name="gr13" draw:text-style-name="P1" draw:layer="layout" svg:x1="5.762cm" svg:y1="7.668cm" svg:x2="8.937cm" svg:y2="10.842cm">
          <text:p/>
        </draw:line>
        <draw:line draw:style-name="gr14" draw:text-style-name="P1" draw:layer="layout" svg:x1="25.13cm" svg:y1="6.08cm" svg:x2="25.13cm" svg:y2="9.89cm">
          <text:p/>
        </draw:line>
        <draw:line draw:style-name="gr15" draw:text-style-name="P1" draw:layer="layout" svg:x1="27.67cm" svg:y1="17.827cm" svg:x2="23.86cm" svg:y2="17.827cm">
          <text:p/>
        </draw:line>
        <draw:line draw:style-name="gr13" draw:text-style-name="P1" draw:layer="layout" svg:x1="23.86cm" svg:y1="14.97cm" svg:x2="27.67cm" svg:y2="14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27cm" svg:stroke-color="#000000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508cm" draw:marker-start-width="0cm" draw:marker-end-width="0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46:13.650381426</meta:creation-date>
    <dc:date>2023-11-30T17:51:25.786236881</dc:date>
    <meta:editing-duration>PT34M56S</meta:editing-duration>
    <meta:editing-cycles>5</meta:editing-cycles>
    <meta:generator>LibreOffice/7.6.2.1$MacOSX_AARCH64 LibreOffice_project/56f7684011345957bbf33a7ee678afaf4d2ba333</meta:generator>
    <meta:print-date>2023-11-30T17:37:59.363792185</meta:print-date>
    <meta:printed-by>PDF files</meta:printed-by>
    <meta:document-statistic meta:object-count="18"/>
  </office:meta>
</office:document-meta>
</file>